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95cm"/>
    </style:style>
    <style:style style:name="co2" style:family="table-column">
      <style:table-column-properties fo:break-before="auto" style:column-width="4.062cm"/>
    </style:style>
    <style:style style:name="co3" style:family="table-column">
      <style:table-column-properties fo:break-before="auto" style:column-width="12.39cm"/>
    </style:style>
    <style:style style:name="co4" style:family="table-column">
      <style:table-column-properties fo:break-before="auto" style:column-width="9.8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2"/>
        <table:table-column table:style-name="co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Finite Differences</text:p>
          </table:table-cell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1.355" calcext:value-type="float">
            <text:p>1.355</text:p>
          </table:table-cell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1.547" calcext:value-type="float">
            <text:p>1.547</text:p>
          </table:table-cell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1.388" calcext:value-type="float">
            <text:p>1.388</text:p>
          </table:table-cell>
        </table:table-row>
        <table:table-row table:style-name="ro1">
          <table:table-cell/>
          <table:table-cell office:value-type="string" calcext:value-type="string">
            <text:p>#Parameter</text:p>
          </table:table-cell>
          <table:table-cell/>
          <table:table-cell office:value-type="string" calcext:value-type="string">
            <text:p>Average calculation time to cache Euler scheme</text:p>
          </table:table-cell>
          <table:table-cell/>
          <table:table-cell office:value-type="string" calcext:value-type="string">
            <text:p>calculation time of product values </text:p>
          </table:table-cell>
          <table:table-cell office:value-type="float" office:value="1.708" calcext:value-type="float">
            <text:p>1.708</text:p>
          </table:table-cell>
          <table:table-cell/>
          <table:table-cell office:value-type="string" calcext:value-type="string">
            <text:p>calculation time of product values </text:p>
          </table:table-cell>
          <table:table-cell office:value-type="float" office:value="2.109" calcext:value-type="float">
            <text:p>2.109</text:p>
          </table:table-cell>
          <table:table-cell/>
          <table:table-cell office:value-type="string" calcext:value-type="string">
            <text:p>calculation time of product values 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/>
          <table:table-cell table:number-matrix-columns-spanned="1" table:number-matrix-rows-spanned="1" table:formula="of:=AVERAGEIF([.F1:.F590];&quot;=&quot;&amp;[.F1];[.G1:.G590])" office:value-type="float" office:value="0.993640677966102" calcext:value-type="float">
            <text:p>0.993640678</text:p>
          </table:table-cell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1.125" calcext:value-type="float">
            <text:p>1.125</text:p>
          </table:table-cell>
          <table:table-cell/>
          <table:table-cell office:value-type="string" calcext:value-type="string">
            <text:p>AD - average calaculation time </text:p>
          </table:table-cell>
          <table:table-cell office:value-type="float" office:value="1.57108333333333" calcext:value-type="float">
            <text:p>1.5710833333</text:p>
          </table:table-cell>
          <table:table-cell/>
          <table:table-cell office:value-type="string" calcext:value-type="string">
            <text:p>AAD - average calaculation time </text:p>
          </table:table-cell>
          <table:table-cell office:value-type="float" office:value="0.831525974025974" calcext:value-type="float">
            <text:p>0.83152597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184" calcext:value-type="float">
            <text:p>1.184</text:p>
          </table:table-cell>
          <table:table-cell/>
          <table:table-cell office:value-type="string" calcext:value-type="string">
            <text:p>AD - total time for derivative </text:p>
          </table:table-cell>
          <table:table-cell office:value-type="float" office:value="75.412" calcext:value-type="float">
            <text:p>75.412</text:p>
          </table:table-cell>
          <table:table-cell/>
          <table:table-cell office:value-type="string" calcext:value-type="string">
            <text:p>AAD - total time for derivative </text:p>
          </table:table-cell>
          <table:table-cell office:value-type="float" office:value="128.055" calcext:value-type="float">
            <text:p>128.055</text:p>
          </table:table-cell>
        </table:table-row>
        <table:table-row table:style-name="ro1">
          <table:table-cell/>
          <table:table-cell office:value-type="string" calcext:value-type="string">
            <text:p>#CalibrationSteps</text:p>
          </table:table-cell>
          <table:table-cell/>
          <table:table-cell office:value-type="string" calcext:value-type="string">
            <text:p>Average calculation time for product values (incl. Euler Scheme)</text:p>
          </table:table-cell>
          <table:table-cell/>
          <table:table-cell office:value-type="string" calcext:value-type="string">
            <text:p>calculation time of product values </text:p>
          </table:table-cell>
          <table:table-cell office:value-type="float" office:value="1.35" calcext:value-type="float">
            <text:p>1.35</text:p>
          </table:table-cell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1.138" calcext:value-type="float">
            <text:p>1.138</text:p>
          </table:table-cell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style-name="ce3" table:number-matrix-columns-spanned="1" table:number-matrix-rows-spanned="1" table:formula="of:=AVERAGEIF([.F1:.F590];&quot;=&quot;&amp;[.F2];[.G1:.G590])" office:value-type="float" office:value="1.18594915254237" calcext:value-type="float">
            <text:p>1.1859491525</text:p>
          </table:table-cell>
          <table:table-cell/>
          <table:table-cell office:value-type="string" calcext:value-type="string">
            <text:p>calculation time of product values </text:p>
          </table:table-cell>
          <table:table-cell office:value-type="float" office:value="1.475" calcext:value-type="float">
            <text:p>1.475</text:p>
          </table:table-cell>
          <table:table-cell/>
          <table:table-cell office:value-type="string" calcext:value-type="string">
            <text:p>calculation time of product values </text:p>
          </table:table-cell>
          <table:table-cell office:value-type="float" office:value="1.337" calcext:value-type="float">
            <text:p>1.337</text:p>
          </table:table-cell>
          <table:table-cell/>
          <table:table-cell office:value-type="string" calcext:value-type="string">
            <text:p>calculation time of product values </text:p>
          </table:table-cell>
          <table:table-cell office:value-type="float" office:value="1.408" calcext:value-type="float">
            <text:p>1.4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97" calcext:value-type="float">
            <text:p>1.097</text:p>
          </table:table-cell>
          <table:table-cell/>
          <table:table-cell office:value-type="string" calcext:value-type="string">
            <text:p>AD - average calaculation time </text:p>
          </table:table-cell>
          <table:table-cell office:value-type="float" office:value="1.57414583333333" calcext:value-type="float">
            <text:p>1.5741458333</text:p>
          </table:table-cell>
          <table:table-cell/>
          <table:table-cell office:value-type="string" calcext:value-type="string">
            <text:p>AAD - average calaculation time </text:p>
          </table:table-cell>
          <table:table-cell office:value-type="float" office:value="0.832220779220779" calcext:value-type="float">
            <text:p>0.8322207792</text:p>
          </table:table-cell>
        </table:table-row>
        <table:table-row table:style-name="ro1">
          <table:table-cell/>
          <table:table-cell office:value-type="string" calcext:value-type="string">
            <text:p>#CalibrationItems</text:p>
          </table:table-cell>
          <table:table-cell/>
          <table:table-cell office:value-type="string" calcext:value-type="string">
            <text:p>Average calculation time for product values (excl. Euler Scheme)</text:p>
          </table:table-cell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1.036" calcext:value-type="float">
            <text:p>1.036</text:p>
          </table:table-cell>
          <table:table-cell/>
          <table:table-cell office:value-type="string" calcext:value-type="string">
            <text:p>AD - total time for derivative </text:p>
          </table:table-cell>
          <table:table-cell office:value-type="float" office:value="75.559" calcext:value-type="float">
            <text:p>75.559</text:p>
          </table:table-cell>
          <table:table-cell/>
          <table:table-cell office:value-type="string" calcext:value-type="string">
            <text:p>AAD - total time for derivative </text:p>
          </table:table-cell>
          <table:table-cell office:value-type="float" office:value="128.162" calcext:value-type="float">
            <text:p>128.162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/>
          <table:table-cell table:formula="of:=[.D6]-[.D3]" office:value-type="float" office:value="0.192308474576271" calcext:value-type="float">
            <text:p>0.1923084746</text:p>
          </table:table-cell>
          <table:table-cell/>
          <table:table-cell office:value-type="string" calcext:value-type="string">
            <text:p>calculation time of product values </text:p>
          </table:table-cell>
          <table:table-cell office:value-type="float" office:value="1.278" calcext:value-type="float">
            <text:p>1.278</text:p>
          </table:table-cell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1.056" calcext:value-type="float">
            <text:p>1.056</text:p>
          </table:table-cell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1.436" calcext:value-type="float">
            <text:p>1.43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246" calcext:value-type="float">
            <text:p>1.246</text:p>
          </table:table-cell>
          <table:table-cell/>
          <table:table-cell office:value-type="string" calcext:value-type="string">
            <text:p>calculation time of product values </text:p>
          </table:table-cell>
          <table:table-cell office:value-type="float" office:value="1.735" calcext:value-type="float">
            <text:p>1.735</text:p>
          </table:table-cell>
          <table:table-cell/>
          <table:table-cell office:value-type="string" calcext:value-type="string">
            <text:p>calculation time of product values 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verage time for derivatives with respect to all products (incl. Euler Scheme)</text:p>
          </table:table-cell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1.062" calcext:value-type="float">
            <text:p>1.062</text:p>
          </table:table-cell>
          <table:table-cell/>
          <table:table-cell office:value-type="string" calcext:value-type="string">
            <text:p>AD - average calaculation time </text:p>
          </table:table-cell>
          <table:table-cell office:value-type="float" office:value="1.571375" calcext:value-type="float">
            <text:p>1.571375</text:p>
          </table:table-cell>
          <table:table-cell/>
          <table:table-cell office:value-type="string" calcext:value-type="string">
            <text:p>AAD - average calaculation time </text:p>
          </table:table-cell>
          <table:table-cell office:value-type="float" office:value="0.82835064935065" calcext:value-type="float">
            <text:p>0.8283506494</text:p>
          </table:table-cell>
        </table:table-row>
        <table:table-row table:style-name="ro1">
          <table:table-cell table:number-columns-repeated="3"/>
          <table:table-cell table:formula="of:=2*[.D6]" office:value-type="float" office:value="2.37189830508475" calcext:value-type="float">
            <text:p>2.3718983051</text:p>
          </table:table-cell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1.077" calcext:value-type="float">
            <text:p>1.077</text:p>
          </table:table-cell>
          <table:table-cell/>
          <table:table-cell office:value-type="string" calcext:value-type="string">
            <text:p>AD - total time for derivative </text:p>
          </table:table-cell>
          <table:table-cell office:value-type="float" office:value="75.4260000000001" calcext:value-type="float">
            <text:p>75.426</text:p>
          </table:table-cell>
          <table:table-cell/>
          <table:table-cell office:value-type="string" calcext:value-type="string">
            <text:p>AAD - total time for derivative </text:p>
          </table:table-cell>
          <table:table-cell office:value-type="float" office:value="127.566" calcext:value-type="float">
            <text:p>127.566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calculation time of product values </text:p>
          </table:table-cell>
          <table:table-cell office:value-type="float" office:value="1.273" calcext:value-type="float">
            <text:p>1.273</text:p>
          </table:table-cell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1.079" calcext:value-type="float">
            <text:p>1.079</text:p>
          </table:table-cell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1.134" calcext:value-type="float">
            <text:p>1.13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verage time for derivatives with respect to all products (excl. Euler Scheme)</text:p>
          </table:table-cell>
          <table:table-cell/>
          <table:table-cell office:value-type="string" calcext:value-type="string">
            <text:p>calculation time of product values </text:p>
          </table:table-cell>
          <table:table-cell office:value-type="float" office:value="1.314" calcext:value-type="float">
            <text:p>1.314</text:p>
          </table:table-cell>
          <table:table-cell/>
          <table:table-cell office:value-type="string" calcext:value-type="string">
            <text:p>calculation time of product values </text:p>
          </table:table-cell>
          <table:table-cell office:value-type="float" office:value="1.275" calcext:value-type="float">
            <text:p>1.275</text:p>
          </table:table-cell>
          <table:table-cell/>
          <table:table-cell office:value-type="string" calcext:value-type="string">
            <text:p>calculation time of product values 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table:number-columns-repeated="3"/>
          <table:table-cell table:formula="of:=2*[.D9]" office:value-type="float" office:value="0.384616949152543" calcext:value-type="float">
            <text:p>0.3846169492</text:p>
          </table:table-cell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1.052" calcext:value-type="float">
            <text:p>1.052</text:p>
          </table:table-cell>
          <table:table-cell/>
          <table:table-cell office:value-type="string" calcext:value-type="string">
            <text:p>AD - average calaculation time </text:p>
          </table:table-cell>
          <table:table-cell office:value-type="float" office:value="1.57920833333333" calcext:value-type="float">
            <text:p>1.5792083333</text:p>
          </table:table-cell>
          <table:table-cell/>
          <table:table-cell office:value-type="string" calcext:value-type="string">
            <text:p>AAD - average calaculation time </text:p>
          </table:table-cell>
          <table:table-cell office:value-type="float" office:value="0.835435064935065" calcext:value-type="float">
            <text:p>0.835435064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83" calcext:value-type="float">
            <text:p>0.983</text:p>
          </table:table-cell>
          <table:table-cell/>
          <table:table-cell office:value-type="string" calcext:value-type="string">
            <text:p>AD - total time for derivative </text:p>
          </table:table-cell>
          <table:table-cell office:value-type="float" office:value="75.802" calcext:value-type="float">
            <text:p>75.802</text:p>
          </table:table-cell>
          <table:table-cell/>
          <table:table-cell office:value-type="string" calcext:value-type="string">
            <text:p>AAD - total time for derivative </text:p>
          </table:table-cell>
          <table:table-cell office:value-type="float" office:value="128.657" calcext:value-type="float">
            <text:p>128.6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stimated time for one calibration step</text:p>
          </table:table-cell>
          <table:table-cell/>
          <table:table-cell office:value-type="string" calcext:value-type="string">
            <text:p>calculation time of product values </text:p>
          </table:table-cell>
          <table:table-cell office:value-type="float" office:value="1.265" calcext:value-type="float">
            <text:p>1.265</text:p>
          </table:table-cell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1.059" calcext:value-type="float">
            <text:p>1.059</text:p>
          </table:table-cell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1.134" calcext:value-type="float">
            <text:p>1.134</text:p>
          </table:table-cell>
        </table:table-row>
        <table:table-row table:style-name="ro1">
          <table:table-cell table:number-columns-repeated="3"/>
          <table:table-cell table:formula="of:=[.D15]*[.$B$3]+[.D3]" office:value-type="float" office:value="19.4552542372881" calcext:value-type="float">
            <text:p>19.4552542373</text:p>
          </table:table-cell>
          <table:table-cell/>
          <table:table-cell office:value-type="string" calcext:value-type="string">
            <text:p>calculation time of product values </text:p>
          </table:table-cell>
          <table:table-cell office:value-type="float" office:value="1.187" calcext:value-type="float">
            <text:p>1.187</text:p>
          </table:table-cell>
          <table:table-cell/>
          <table:table-cell office:value-type="string" calcext:value-type="string">
            <text:p>calculation time of product values </text:p>
          </table:table-cell>
          <table:table-cell office:value-type="float" office:value="1.882" calcext:value-type="float">
            <text:p>1.882</text:p>
          </table:table-cell>
          <table:table-cell/>
          <table:table-cell office:value-type="string" calcext:value-type="string">
            <text:p>calculation time of product values </text:p>
          </table:table-cell>
          <table:table-cell office:value-type="float" office:value="1.434" calcext:value-type="float">
            <text:p>1.43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1.017" calcext:value-type="float">
            <text:p>1.017</text:p>
          </table:table-cell>
          <table:table-cell/>
          <table:table-cell office:value-type="string" calcext:value-type="string">
            <text:p>AD - average calaculation time </text:p>
          </table:table-cell>
          <table:table-cell office:value-type="float" office:value="1.57760416666667" calcext:value-type="float">
            <text:p>1.5776041667</text:p>
          </table:table-cell>
          <table:table-cell/>
          <table:table-cell office:value-type="string" calcext:value-type="string">
            <text:p>AAD - average calaculation time </text:p>
          </table:table-cell>
          <table:table-cell office:value-type="float" office:value="0.829681818181818" calcext:value-type="float">
            <text:p>0.829681818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stimated total time for calibration</text:p>
          </table:table-cell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1.011" calcext:value-type="float">
            <text:p>1.011</text:p>
          </table:table-cell>
          <table:table-cell/>
          <table:table-cell office:value-type="string" calcext:value-type="string">
            <text:p>AD - total time for derivative </text:p>
          </table:table-cell>
          <table:table-cell office:value-type="float" office:value="75.725" calcext:value-type="float">
            <text:p>75.725</text:p>
          </table:table-cell>
          <table:table-cell/>
          <table:table-cell office:value-type="string" calcext:value-type="string">
            <text:p>AAD - total time for derivative </text:p>
          </table:table-cell>
          <table:table-cell office:value-type="float" office:value="127.771" calcext:value-type="float">
            <text:p>127.771</text:p>
          </table:table-cell>
        </table:table-row>
        <table:table-row table:style-name="ro1">
          <table:table-cell table:number-columns-repeated="3"/>
          <table:table-cell table:formula="of:=[.D18]*[.$B$6]" office:value-type="float" office:value="116.731525423729" calcext:value-type="float">
            <text:p>116.7315254237</text:p>
          </table:table-cell>
          <table:table-cell/>
          <table:table-cell office:value-type="string" calcext:value-type="string">
            <text:p>calculation time of product values </text:p>
          </table:table-cell>
          <table:table-cell office:value-type="float" office:value="1.21" calcext:value-type="float">
            <text:p>1.21</text:p>
          </table:table-cell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1.429" calcext:value-type="float">
            <text:p>1.429</text:p>
          </table:table-cell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1.136" calcext:value-type="float">
            <text:p>1.136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calculation time of product values </text:p>
          </table:table-cell>
          <table:table-cell office:value-type="float" office:value="1.251" calcext:value-type="float">
            <text:p>1.251</text:p>
          </table:table-cell>
          <table:table-cell/>
          <table:table-cell office:value-type="string" calcext:value-type="string">
            <text:p>calculation time of product values </text:p>
          </table:table-cell>
          <table:table-cell office:value-type="float" office:value="1.624" calcext:value-type="float">
            <text:p>1.624</text:p>
          </table:table-cell>
          <table:table-cell/>
          <table:table-cell office:value-type="string" calcext:value-type="string">
            <text:p>calculation time of product values </text:p>
          </table:table-cell>
          <table:table-cell office:value-type="float" office:value="1.772" calcext:value-type="float">
            <text:p>1.772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Algorithmic Differentiation</text:p>
          </table:table-cell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1.11" calcext:value-type="float">
            <text:p>1.11</text:p>
          </table:table-cell>
          <table:table-cell/>
          <table:table-cell office:value-type="string" calcext:value-type="string">
            <text:p>AD - average calaculation time </text:p>
          </table:table-cell>
          <table:table-cell office:value-type="float" office:value="1.57758333333333" calcext:value-type="float">
            <text:p>1.5775833333</text:p>
          </table:table-cell>
          <table:table-cell/>
          <table:table-cell office:value-type="string" calcext:value-type="string">
            <text:p>AAD - average calaculation time </text:p>
          </table:table-cell>
          <table:table-cell office:value-type="float" office:value="0.825883116883117" calcext:value-type="float">
            <text:p>0.8258831169</text:p>
          </table:table-cell>
        </table:table-row>
        <table:table-row table:style-name="ro1">
          <table:table-cell table:number-columns-repeated="3"/>
          <table:table-cell table:formula="of:=[.D2]" office:value-type="string" office:string-value="Average calculation time to cache Euler scheme" calcext:value-type="string">
            <text:p>Average calculation time to cache Euler scheme</text:p>
          </table:table-cell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1.047" calcext:value-type="float">
            <text:p>1.047</text:p>
          </table:table-cell>
          <table:table-cell/>
          <table:table-cell office:value-type="string" calcext:value-type="string">
            <text:p>AD - total time for derivative </text:p>
          </table:table-cell>
          <table:table-cell office:value-type="float" office:value="75.724" calcext:value-type="float">
            <text:p>75.724</text:p>
          </table:table-cell>
          <table:table-cell/>
          <table:table-cell office:value-type="string" calcext:value-type="string">
            <text:p>AAD - total time for derivative </text:p>
          </table:table-cell>
          <table:table-cell office:value-type="float" office:value="127.186" calcext:value-type="float">
            <text:p>127.186</text:p>
          </table:table-cell>
        </table:table-row>
        <table:table-row table:style-name="ro1">
          <table:table-cell table:number-columns-repeated="3"/>
          <table:table-cell table:number-matrix-columns-spanned="1" table:number-matrix-rows-spanned="1" table:formula="of:=AVERAGEIF([.I1:.I26];&quot;=&quot;&amp;[.I1];[.J1:.J26])" office:value-type="float" office:value="1.19328571428571" calcext:value-type="float">
            <text:p>1.1932857143</text:p>
          </table:table-cell>
          <table:table-cell/>
          <table:table-cell office:value-type="string" calcext:value-type="string">
            <text:p>calculation time of product values </text:p>
          </table:table-cell>
          <table:table-cell office:value-type="float" office:value="1.296" calcext:value-type="float">
            <text:p>1.296</text:p>
          </table:table-cell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1.045" calcext:value-type="float">
            <text:p>1.045</text:p>
          </table:table-cell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1.211" calcext:value-type="float">
            <text:p>1.21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235" calcext:value-type="float">
            <text:p>1.235</text:p>
          </table:table-cell>
          <table:table-cell/>
          <table:table-cell office:value-type="string" calcext:value-type="string">
            <text:p>calculation time of product values </text:p>
          </table:table-cell>
          <table:table-cell office:value-type="float" office:value="2.023" calcext:value-type="float">
            <text:p>2.023</text:p>
          </table:table-cell>
          <table:table-cell/>
          <table:table-cell office:value-type="string" calcext:value-type="string">
            <text:p>calculation time of product values </text:p>
          </table:table-cell>
          <table:table-cell office:value-type="float" office:value="1.405" calcext:value-type="float">
            <text:p>1.40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verage calculation time for product values (incl. Euler Scheme)</text:p>
          </table:table-cell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0.997" calcext:value-type="float">
            <text:p>0.997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table:formula="of:=AVERAGEIF([.I1:.I26];&quot;=&quot;&amp;[.I2];[.J1:.J26])" office:value-type="float" office:value="1.71214285714286" calcext:value-type="float">
            <text:p>1.7121428571</text:p>
          </table:table-cell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0.961" calcext:value-type="float">
            <text:p>0.96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96" calcext:value-type="float">
            <text:p>1.19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verage calculation time for product values (excl. Euler Scheme)</text:p>
          </table:table-cell>
          <table:table-cell/>
          <table:table-cell office:value-type="string" calcext:value-type="string">
            <text:p>calculation time of product values </text:p>
          </table:table-cell>
          <table:table-cell office:value-type="float" office:value="1.162" calcext:value-type="float">
            <text:p>1.162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8]-[.D25]" office:value-type="float" office:value="0.518857142857143" calcext:value-type="float">
            <text:p>0.5188571429</text:p>
          </table:table-cell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0.976" calcext:value-type="float">
            <text:p>0.97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93" calcext:value-type="float">
            <text:p>0.99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verage time for derivatives with respect to all products (excl. Euler Scheme)</text:p>
          </table:table-cell>
          <table:table-cell/>
          <table:table-cell office:value-type="string" calcext:value-type="string">
            <text:p>calculation time of product values </text:p>
          </table:table-cell>
          <table:table-cell office:value-type="float" office:value="1.178" calcext:value-type="float">
            <text:p>1.178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table:formula="of:=AVERAGEIF([.I1:.I26];&quot;=&quot;&amp;[.I3];[.J1:.J26])" office:value-type="float" office:value="1.57516666666667" calcext:value-type="float">
            <text:p>1.5751666667</text:p>
          </table:table-cell>
          <table:table-cell/>
          <table:table-cell office:value-type="string" calcext:value-type="string">
            <text:p>calculation time of product values </text:p>
          </table:table-cell>
          <table:table-cell office:value-type="float" office:value="1.191" calcext:value-type="float">
            <text:p>1.19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06" calcext:value-type="float">
            <text:p>1.00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verage time for derivatives with respect to all products (incl. Euler Scheme)</text:p>
          </table:table-cell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0.997" calcext:value-type="float">
            <text:p>0.997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34]+[.D28]" office:value-type="float" office:value="3.28730952380952" calcext:value-type="float">
            <text:p>3.2873095238</text:p>
          </table:table-cell>
          <table:table-cell/>
          <table:table-cell office:value-type="string" calcext:value-type="string">
            <text:p>calculation time of product values </text:p>
          </table:table-cell>
          <table:table-cell office:value-type="float" office:value="1.187" calcext:value-type="float">
            <text:p>1.18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79" calcext:value-type="float">
            <text:p>1.17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stimated time for one calibration step</text:p>
          </table:table-cell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0.974" calcext:value-type="float">
            <text:p>0.974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34]*[.$B$3]+[.D25]" office:value-type="float" office:value="76.8012857142857" calcext:value-type="float">
            <text:p>76.8012857143</text:p>
          </table:table-cell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1.036" calcext:value-type="float">
            <text:p>1.036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calculation time of product values </text:p>
          </table:table-cell>
          <table:table-cell office:value-type="float" office:value="1.163" calcext:value-type="float">
            <text:p>1.16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stimated total time for calibration</text:p>
          </table:table-cell>
          <table:table-cell/>
          <table:table-cell office:value-type="string" calcext:value-type="string">
            <text:p>calculation time of product values </text:p>
          </table:table-cell>
          <table:table-cell office:value-type="float" office:value="1.227" calcext:value-type="float">
            <text:p>1.227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40]*[.$B$6]" office:value-type="float" office:value="460.807714285714" calcext:value-type="float">
            <text:p>460.8077142857</text:p>
          </table:table-cell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0.96" calcext:value-type="float">
            <text:p>0.9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67" calcext:value-type="float">
            <text:p>0.967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Adjoint Algorithmic Differentiation</text:p>
          </table:table-cell>
          <table:table-cell/>
          <table:table-cell office:value-type="string" calcext:value-type="string">
            <text:p>calculation time of product values </text:p>
          </table:table-cell>
          <table:table-cell office:value-type="float" office:value="1.169" calcext:value-type="float">
            <text:p>1.16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verage calculation time for euler scheme</text:p>
          </table:table-cell>
          <table:table-cell/>
          <table:table-cell office:value-type="string" calcext:value-type="string">
            <text:p>calculation time of product values </text:p>
          </table:table-cell>
          <table:table-cell office:value-type="float" office:value="1.183" calcext:value-type="float">
            <text:p>1.183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AVERAGEIF([.L1:.L26];&quot;=&quot;&amp;[.L1];[.M1:.M26])" office:value-type="float" office:value="1.23557142857143" calcext:value-type="float">
            <text:p>1.2355714286</text:p>
          </table:table-cell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1.003" calcext:value-type="float">
            <text:p>1.00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02" calcext:value-type="float">
            <text:p>1.00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verage calculation time for product values (incl. Euler Scheme)</text:p>
          </table:table-cell>
          <table:table-cell/>
          <table:table-cell office:value-type="string" calcext:value-type="string">
            <text:p>calculation time of product values </text:p>
          </table:table-cell>
          <table:table-cell office:value-type="float" office:value="1.184" calcext:value-type="float">
            <text:p>1.184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table:formula="of:=AVERAGEIF([.L1:.L26];&quot;=&quot;&amp;[.L2];[.M1:.M26])" office:value-type="float" office:value="1.54842857142857" calcext:value-type="float">
            <text:p>1.5484285714</text:p>
          </table:table-cell>
          <table:table-cell/>
          <table:table-cell office:value-type="string" calcext:value-type="string">
            <text:p>calculation time of product values </text:p>
          </table:table-cell>
          <table:table-cell office:value-type="float" office:value="1.199" calcext:value-type="float">
            <text:p>1.19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01" calcext:value-type="float">
            <text:p>1.00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verage calculation time for product values (excl. Euler Scheme)</text:p>
          </table:table-cell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0.969" calcext:value-type="float">
            <text:p>0.969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50]-[.D47]" office:value-type="float" office:value="0.312857142857143" calcext:value-type="float">
            <text:p>0.3128571429</text:p>
          </table:table-cell>
          <table:table-cell/>
          <table:table-cell office:value-type="string" calcext:value-type="string">
            <text:p>calculation time of product values </text:p>
          </table:table-cell>
          <table:table-cell office:value-type="float" office:value="1.182" calcext:value-type="float">
            <text:p>1.18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51" calcext:value-type="float">
            <text:p>1.15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verage time for derivatives w.r.t. all parameters (excl. Euler Scheme)</text:p>
          </table:table-cell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0.969" calcext:value-type="float">
            <text:p>0.969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table:formula="of:=AVERAGEIF([.L1:.L26];&quot;=&quot;&amp;[.L3];[.M1:.M26])" office:value-type="float" office:value="0.830516233766234" calcext:value-type="float">
            <text:p>0.8305162338</text:p>
          </table:table-cell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0.987" calcext:value-type="float">
            <text:p>0.98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73" calcext:value-type="float">
            <text:p>1.17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verage time for derivatives w.r.t. ll parameters(incl. Euler Scheme)</text:p>
          </table:table-cell>
          <table:table-cell/>
          <table:table-cell office:value-type="string" calcext:value-type="string">
            <text:p>calculation time of product values </text:p>
          </table:table-cell>
          <table:table-cell office:value-type="float" office:value="1.169" calcext:value-type="float">
            <text:p>1.169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56]+[.D50]" office:value-type="float" office:value="2.37894480519481" calcext:value-type="float">
            <text:p>2.3789448052</text:p>
          </table:table-cell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0.999" calcext:value-type="float">
            <text:p>0.99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95" calcext:value-type="float">
            <text:p>0.99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stimated time for one calibration step</text:p>
          </table:table-cell>
          <table:table-cell/>
          <table:table-cell office:value-type="string" calcext:value-type="string">
            <text:p>calculation time of product values </text:p>
          </table:table-cell>
          <table:table-cell office:value-type="float" office:value="1.19" calcext:value-type="float">
            <text:p>1.19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56]*[.$B$9]+[.D47]" office:value-type="float" office:value="100.897519480519" calcext:value-type="float">
            <text:p>100.8975194805</text:p>
          </table:table-cell>
          <table:table-cell/>
          <table:table-cell office:value-type="string" calcext:value-type="string">
            <text:p>calculation time of product values </text:p>
          </table:table-cell>
          <table:table-cell office:value-type="float" office:value="1.185" calcext:value-type="float">
            <text:p>1.185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0.966" calcext:value-type="float">
            <text:p>0.96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stimated total time for calibration</text:p>
          </table:table-cell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1.007" calcext:value-type="float">
            <text:p>1.007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62]*[.$B$6]" office:value-type="float" office:value="605.385116883117" calcext:value-type="float">
            <text:p>605.3851168831</text:p>
          </table:table-cell>
          <table:table-cell/>
          <table:table-cell office:value-type="string" calcext:value-type="string">
            <text:p>calculation time of product values </text:p>
          </table:table-cell>
          <table:table-cell office:value-type="float" office:value="1.14" calcext:value-type="float">
            <text:p>1.1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89" calcext:value-type="float">
            <text:p>1.18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18" calcext:value-type="float">
            <text:p>1.01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96" calcext:value-type="float">
            <text:p>0.99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2" calcext:value-type="float">
            <text:p>1.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75" calcext:value-type="float">
            <text:p>1.17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9" calcext:value-type="float">
            <text:p>0.9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62" calcext:value-type="float">
            <text:p>0.96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202" calcext:value-type="float">
            <text:p>1.20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73" calcext:value-type="float">
            <text:p>1.17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84" calcext:value-type="float">
            <text:p>0.98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85" calcext:value-type="float">
            <text:p>0.98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63" calcext:value-type="float">
            <text:p>1.16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82" calcext:value-type="float">
            <text:p>1.18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07" calcext:value-type="float">
            <text:p>1.00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84" calcext:value-type="float">
            <text:p>0.98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83" calcext:value-type="float">
            <text:p>1.18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63" calcext:value-type="float">
            <text:p>1.16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96" calcext:value-type="float">
            <text:p>0.99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79" calcext:value-type="float">
            <text:p>0.97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2" calcext:value-type="float">
            <text:p>1.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78" calcext:value-type="float">
            <text:p>1.17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87" calcext:value-type="float">
            <text:p>0.98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72" calcext:value-type="float">
            <text:p>0.97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232" calcext:value-type="float">
            <text:p>1.23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215" calcext:value-type="float">
            <text:p>1.21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63" calcext:value-type="float">
            <text:p>0.96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67" calcext:value-type="float">
            <text:p>0.96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36" calcext:value-type="float">
            <text:p>1.13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4" calcext:value-type="float">
            <text:p>1.1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71" calcext:value-type="float">
            <text:p>0.97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41" calcext:value-type="float">
            <text:p>1.04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208" calcext:value-type="float">
            <text:p>1.20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214" calcext:value-type="float">
            <text:p>1.21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19" calcext:value-type="float">
            <text:p>1.01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97" calcext:value-type="float">
            <text:p>1.19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52" calcext:value-type="float">
            <text:p>0.95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82" calcext:value-type="float">
            <text:p>0.98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26" calcext:value-type="float">
            <text:p>1.12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54" calcext:value-type="float">
            <text:p>1.1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55" calcext:value-type="float">
            <text:p>0.95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51" calcext:value-type="float">
            <text:p>0.95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99" calcext:value-type="float">
            <text:p>1.19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92" calcext:value-type="float">
            <text:p>1.19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66" calcext:value-type="float">
            <text:p>0.96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6" calcext:value-type="float">
            <text:p>0.9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42" calcext:value-type="float">
            <text:p>1.14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33" calcext:value-type="float">
            <text:p>1.13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98" calcext:value-type="float">
            <text:p>0.99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66" calcext:value-type="float">
            <text:p>0.96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68" calcext:value-type="float">
            <text:p>1.16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62" calcext:value-type="float">
            <text:p>1.16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81" calcext:value-type="float">
            <text:p>0.98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32" calcext:value-type="float">
            <text:p>1.03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79" calcext:value-type="float">
            <text:p>1.17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205" calcext:value-type="float">
            <text:p>1.20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83" calcext:value-type="float">
            <text:p>0.98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81" calcext:value-type="float">
            <text:p>0.98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222" calcext:value-type="float">
            <text:p>1.22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217" calcext:value-type="float">
            <text:p>1.21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54" calcext:value-type="float">
            <text:p>0.9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69" calcext:value-type="float">
            <text:p>0.96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35" calcext:value-type="float">
            <text:p>1.13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69" calcext:value-type="float">
            <text:p>1.16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27" calcext:value-type="float">
            <text:p>1.02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98" calcext:value-type="float">
            <text:p>0.99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202" calcext:value-type="float">
            <text:p>1.20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72" calcext:value-type="float">
            <text:p>1.17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91" calcext:value-type="float">
            <text:p>0.99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83" calcext:value-type="float">
            <text:p>0.98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9" calcext:value-type="float">
            <text:p>1.1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82" calcext:value-type="float">
            <text:p>1.18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67" calcext:value-type="float">
            <text:p>0.96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71" calcext:value-type="float">
            <text:p>0.97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41" calcext:value-type="float">
            <text:p>1.14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43" calcext:value-type="float">
            <text:p>1.14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86" calcext:value-type="float">
            <text:p>1.08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106" calcext:value-type="float">
            <text:p>1.10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258" calcext:value-type="float">
            <text:p>1.25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281" calcext:value-type="float">
            <text:p>1.28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59" calcext:value-type="float">
            <text:p>0.95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57" calcext:value-type="float">
            <text:p>0.95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59" calcext:value-type="float">
            <text:p>1.15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59" calcext:value-type="float">
            <text:p>1.15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93" calcext:value-type="float">
            <text:p>0.99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03" calcext:value-type="float">
            <text:p>1.00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74" calcext:value-type="float">
            <text:p>1.17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88" calcext:value-type="float">
            <text:p>1.18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42" calcext:value-type="float">
            <text:p>0.94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56" calcext:value-type="float">
            <text:p>0.95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14" calcext:value-type="float">
            <text:p>1.11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28" calcext:value-type="float">
            <text:p>1.12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48" calcext:value-type="float">
            <text:p>1.04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59" calcext:value-type="float">
            <text:p>1.05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217" calcext:value-type="float">
            <text:p>1.21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235" calcext:value-type="float">
            <text:p>1.23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74" calcext:value-type="float">
            <text:p>0.97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76" calcext:value-type="float">
            <text:p>0.97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73" calcext:value-type="float">
            <text:p>1.17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71" calcext:value-type="float">
            <text:p>1.17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69" calcext:value-type="float">
            <text:p>0.96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98" calcext:value-type="float">
            <text:p>0.99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33" calcext:value-type="float">
            <text:p>1.13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86" calcext:value-type="float">
            <text:p>1.18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11" calcext:value-type="float">
            <text:p>1.01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03" calcext:value-type="float">
            <text:p>1.00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89" calcext:value-type="float">
            <text:p>1.18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81" calcext:value-type="float">
            <text:p>1.18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06" calcext:value-type="float">
            <text:p>1.00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26" calcext:value-type="float">
            <text:p>1.02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213" calcext:value-type="float">
            <text:p>1.21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23" calcext:value-type="float">
            <text:p>1.2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06" calcext:value-type="float">
            <text:p>1.00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03" calcext:value-type="float">
            <text:p>1.00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83" calcext:value-type="float">
            <text:p>1.18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81" calcext:value-type="float">
            <text:p>1.18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35" calcext:value-type="float">
            <text:p>1.03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65" calcext:value-type="float">
            <text:p>0.96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205" calcext:value-type="float">
            <text:p>1.20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7" calcext:value-type="float">
            <text:p>1.1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64" calcext:value-type="float">
            <text:p>0.96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95" calcext:value-type="float">
            <text:p>0.99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204" calcext:value-type="float">
            <text:p>1.20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235" calcext:value-type="float">
            <text:p>1.23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82" calcext:value-type="float">
            <text:p>0.98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74" calcext:value-type="float">
            <text:p>0.97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74" calcext:value-type="float">
            <text:p>1.17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71" calcext:value-type="float">
            <text:p>1.17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59" calcext:value-type="float">
            <text:p>0.95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66" calcext:value-type="float">
            <text:p>0.96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34" calcext:value-type="float">
            <text:p>1.13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41" calcext:value-type="float">
            <text:p>1.14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6" calcext:value-type="float">
            <text:p>0.9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82" calcext:value-type="float">
            <text:p>1.18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02" calcext:value-type="float">
            <text:p>1.00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1" calcext:value-type="float">
            <text:p>1.0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68" calcext:value-type="float">
            <text:p>1.16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97" calcext:value-type="float">
            <text:p>1.19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61" calcext:value-type="float">
            <text:p>0.96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3" calcext:value-type="float">
            <text:p>1.0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66" calcext:value-type="float">
            <text:p>1.16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217" calcext:value-type="float">
            <text:p>1.21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45" calcext:value-type="float">
            <text:p>1.04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68" calcext:value-type="float">
            <text:p>1.06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248" calcext:value-type="float">
            <text:p>1.24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264" calcext:value-type="float">
            <text:p>1.26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77" calcext:value-type="float">
            <text:p>0.97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56" calcext:value-type="float">
            <text:p>0.95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59" calcext:value-type="float">
            <text:p>1.15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39" calcext:value-type="float">
            <text:p>1.13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26" calcext:value-type="float">
            <text:p>1.02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95" calcext:value-type="float">
            <text:p>0.99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204" calcext:value-type="float">
            <text:p>1.20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75" calcext:value-type="float">
            <text:p>1.17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16" calcext:value-type="float">
            <text:p>1.01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91" calcext:value-type="float">
            <text:p>0.99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219" calcext:value-type="float">
            <text:p>1.21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86" calcext:value-type="float">
            <text:p>1.18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6" calcext:value-type="float">
            <text:p>0.9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76" calcext:value-type="float">
            <text:p>0.97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39" calcext:value-type="float">
            <text:p>1.13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55" calcext:value-type="float">
            <text:p>1.15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34" calcext:value-type="float">
            <text:p>1.03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49" calcext:value-type="float">
            <text:p>1.04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207" calcext:value-type="float">
            <text:p>1.20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219" calcext:value-type="float">
            <text:p>1.21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45" calcext:value-type="float">
            <text:p>0.94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75" calcext:value-type="float">
            <text:p>0.97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69" calcext:value-type="float">
            <text:p>1.16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78" calcext:value-type="float">
            <text:p>1.17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67" calcext:value-type="float">
            <text:p>0.96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7" calcext:value-type="float">
            <text:p>0.9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41" calcext:value-type="float">
            <text:p>1.14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7" calcext:value-type="float">
            <text:p>1.1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309" calcext:value-type="float">
            <text:p>1.30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361" calcext:value-type="float">
            <text:p>1.36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533" calcext:value-type="float">
            <text:p>1.53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484" calcext:value-type="float">
            <text:p>1.48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44" calcext:value-type="float">
            <text:p>0.94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03" calcext:value-type="float">
            <text:p>1.00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49" calcext:value-type="float">
            <text:p>1.14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2" calcext:value-type="float">
            <text:p>1.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84" calcext:value-type="float">
            <text:p>0.98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56" calcext:value-type="float">
            <text:p>0.95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8" calcext:value-type="float">
            <text:p>1.1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67" calcext:value-type="float">
            <text:p>1.16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97" calcext:value-type="float">
            <text:p>0.99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08" calcext:value-type="float">
            <text:p>1.00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7" calcext:value-type="float">
            <text:p>1.1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89" calcext:value-type="float">
            <text:p>1.18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148" calcext:value-type="float">
            <text:p>1.14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12" calcext:value-type="float">
            <text:p>1.1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323" calcext:value-type="float">
            <text:p>1.32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298" calcext:value-type="float">
            <text:p>1.29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75" calcext:value-type="float">
            <text:p>0.97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62" calcext:value-type="float">
            <text:p>0.96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75" calcext:value-type="float">
            <text:p>1.17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63" calcext:value-type="float">
            <text:p>1.16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96" calcext:value-type="float">
            <text:p>0.99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07" calcext:value-type="float">
            <text:p>1.00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65" calcext:value-type="float">
            <text:p>1.16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8" calcext:value-type="float">
            <text:p>1.1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9" calcext:value-type="float">
            <text:p>0.9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09" calcext:value-type="float">
            <text:p>1.00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63" calcext:value-type="float">
            <text:p>1.16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88" calcext:value-type="float">
            <text:p>1.18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58" calcext:value-type="float">
            <text:p>0.95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63" calcext:value-type="float">
            <text:p>0.96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6" calcext:value-type="float">
            <text:p>1.1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67" calcext:value-type="float">
            <text:p>1.16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35" calcext:value-type="float">
            <text:p>1.03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86" calcext:value-type="float">
            <text:p>0.98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209" calcext:value-type="float">
            <text:p>1.20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58" calcext:value-type="float">
            <text:p>1.15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83" calcext:value-type="float">
            <text:p>0.98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86" calcext:value-type="float">
            <text:p>0.98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58" calcext:value-type="float">
            <text:p>1.15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58" calcext:value-type="float">
            <text:p>1.15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68" calcext:value-type="float">
            <text:p>0.96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48" calcext:value-type="float">
            <text:p>0.94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48" calcext:value-type="float">
            <text:p>1.14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72" calcext:value-type="float">
            <text:p>1.17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97" calcext:value-type="float">
            <text:p>0.99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09" calcext:value-type="float">
            <text:p>1.00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68" calcext:value-type="float">
            <text:p>1.16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98" calcext:value-type="float">
            <text:p>1.19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63" calcext:value-type="float">
            <text:p>0.96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76" calcext:value-type="float">
            <text:p>0.97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48" calcext:value-type="float">
            <text:p>1.14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5" calcext:value-type="float">
            <text:p>1.1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74" calcext:value-type="float">
            <text:p>0.97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77" calcext:value-type="float">
            <text:p>1.17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61" calcext:value-type="float">
            <text:p>0.96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62" calcext:value-type="float">
            <text:p>0.96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3" calcext:value-type="float">
            <text:p>1.1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42" calcext:value-type="float">
            <text:p>1.14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91" calcext:value-type="float">
            <text:p>0.99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03" calcext:value-type="float">
            <text:p>1.00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67" calcext:value-type="float">
            <text:p>1.16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71" calcext:value-type="float">
            <text:p>1.17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75" calcext:value-type="float">
            <text:p>0.97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9" calcext:value-type="float">
            <text:p>0.9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72" calcext:value-type="float">
            <text:p>1.17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86" calcext:value-type="float">
            <text:p>1.18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85" calcext:value-type="float">
            <text:p>0.98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79" calcext:value-type="float">
            <text:p>0.97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58" calcext:value-type="float">
            <text:p>1.15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49" calcext:value-type="float">
            <text:p>1.14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19" calcext:value-type="float">
            <text:p>1.01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18" calcext:value-type="float">
            <text:p>1.01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92" calcext:value-type="float">
            <text:p>1.19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89" calcext:value-type="float">
            <text:p>1.18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72" calcext:value-type="float">
            <text:p>0.97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76" calcext:value-type="float">
            <text:p>0.97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76" calcext:value-type="float">
            <text:p>1.17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88" calcext:value-type="float">
            <text:p>1.18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62" calcext:value-type="float">
            <text:p>0.96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78" calcext:value-type="float">
            <text:p>0.97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36" calcext:value-type="float">
            <text:p>1.13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51" calcext:value-type="float">
            <text:p>1.15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09" calcext:value-type="float">
            <text:p>1.00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34" calcext:value-type="float">
            <text:p>1.03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78" calcext:value-type="float">
            <text:p>1.17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207" calcext:value-type="float">
            <text:p>1.20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6" calcext:value-type="float">
            <text:p>0.9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76" calcext:value-type="float">
            <text:p>0.97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57" calcext:value-type="float">
            <text:p>1.15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74" calcext:value-type="float">
            <text:p>1.17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6" calcext:value-type="float">
            <text:p>0.9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69" calcext:value-type="float">
            <text:p>0.96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32" calcext:value-type="float">
            <text:p>1.13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65" calcext:value-type="float">
            <text:p>1.16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95" calcext:value-type="float">
            <text:p>0.99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19" calcext:value-type="float">
            <text:p>1.01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94" calcext:value-type="float">
            <text:p>1.19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229" calcext:value-type="float">
            <text:p>1.22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44" calcext:value-type="float">
            <text:p>0.94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62" calcext:value-type="float">
            <text:p>0.96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5" calcext:value-type="float">
            <text:p>1.1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44" calcext:value-type="float">
            <text:p>1.14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68" calcext:value-type="float">
            <text:p>0.96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58" calcext:value-type="float">
            <text:p>0.95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7" calcext:value-type="float">
            <text:p>1.1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62" calcext:value-type="float">
            <text:p>1.16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82" calcext:value-type="float">
            <text:p>0.98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63" calcext:value-type="float">
            <text:p>0.96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55" calcext:value-type="float">
            <text:p>1.15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42" calcext:value-type="float">
            <text:p>1.14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77" calcext:value-type="float">
            <text:p>0.97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16" calcext:value-type="float">
            <text:p>1.01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9" calcext:value-type="float">
            <text:p>1.1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95" calcext:value-type="float">
            <text:p>1.19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18" calcext:value-type="float">
            <text:p>1.01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1" calcext:value-type="float">
            <text:p>1.0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229" calcext:value-type="float">
            <text:p>1.22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215" calcext:value-type="float">
            <text:p>1.21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6" calcext:value-type="float">
            <text:p>0.9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87" calcext:value-type="float">
            <text:p>0.98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5" calcext:value-type="float">
            <text:p>1.1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71" calcext:value-type="float">
            <text:p>1.17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18" calcext:value-type="float">
            <text:p>1.01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05" calcext:value-type="float">
            <text:p>1.00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92" calcext:value-type="float">
            <text:p>1.19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94" calcext:value-type="float">
            <text:p>1.19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99" calcext:value-type="float">
            <text:p>0.99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24" calcext:value-type="float">
            <text:p>1.02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207" calcext:value-type="float">
            <text:p>1.20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228" calcext:value-type="float">
            <text:p>1.22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82" calcext:value-type="float">
            <text:p>0.98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65" calcext:value-type="float">
            <text:p>0.96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6" calcext:value-type="float">
            <text:p>1.1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66" calcext:value-type="float">
            <text:p>1.16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32" calcext:value-type="float">
            <text:p>1.03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94" calcext:value-type="float">
            <text:p>0.99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21" calcext:value-type="float">
            <text:p>1.2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74" calcext:value-type="float">
            <text:p>1.17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73" calcext:value-type="float">
            <text:p>0.97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72" calcext:value-type="float">
            <text:p>0.97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8" calcext:value-type="float">
            <text:p>1.1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82" calcext:value-type="float">
            <text:p>1.18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85" calcext:value-type="float">
            <text:p>0.98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73" calcext:value-type="float">
            <text:p>0.97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62" calcext:value-type="float">
            <text:p>1.16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79" calcext:value-type="float">
            <text:p>1.17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01" calcext:value-type="float">
            <text:p>1.00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83" calcext:value-type="float">
            <text:p>0.98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77" calcext:value-type="float">
            <text:p>1.17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58" calcext:value-type="float">
            <text:p>1.15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53" calcext:value-type="float">
            <text:p>0.95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78" calcext:value-type="float">
            <text:p>1.17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6" calcext:value-type="float">
            <text:p>0.9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67" calcext:value-type="float">
            <text:p>0.96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32" calcext:value-type="float">
            <text:p>1.13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36" calcext:value-type="float">
            <text:p>1.13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65" calcext:value-type="float">
            <text:p>0.96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93" calcext:value-type="float">
            <text:p>0.99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67" calcext:value-type="float">
            <text:p>1.16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67" calcext:value-type="float">
            <text:p>1.16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52" calcext:value-type="float">
            <text:p>0.95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99" calcext:value-type="float">
            <text:p>0.99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56" calcext:value-type="float">
            <text:p>1.15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99" calcext:value-type="float">
            <text:p>1.19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94" calcext:value-type="float">
            <text:p>0.99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01" calcext:value-type="float">
            <text:p>1.00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69" calcext:value-type="float">
            <text:p>1.16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79" calcext:value-type="float">
            <text:p>1.17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89" calcext:value-type="float">
            <text:p>0.98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04" calcext:value-type="float">
            <text:p>1.00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7" calcext:value-type="float">
            <text:p>1.1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92" calcext:value-type="float">
            <text:p>1.19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71" calcext:value-type="float">
            <text:p>0.97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54" calcext:value-type="float">
            <text:p>0.9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87" calcext:value-type="float">
            <text:p>1.18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69" calcext:value-type="float">
            <text:p>1.16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78" calcext:value-type="float">
            <text:p>0.97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04" calcext:value-type="float">
            <text:p>1.00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65" calcext:value-type="float">
            <text:p>1.16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224" calcext:value-type="float">
            <text:p>1.22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15" calcext:value-type="float">
            <text:p>1.01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1" calcext:value-type="float">
            <text:p>1.0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204" calcext:value-type="float">
            <text:p>1.20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96" calcext:value-type="float">
            <text:p>1.19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57" calcext:value-type="float">
            <text:p>0.95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84" calcext:value-type="float">
            <text:p>0.98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66" calcext:value-type="float">
            <text:p>1.16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69" calcext:value-type="float">
            <text:p>1.16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85" calcext:value-type="float">
            <text:p>0.98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68" calcext:value-type="float">
            <text:p>0.96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62" calcext:value-type="float">
            <text:p>1.16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82" calcext:value-type="float">
            <text:p>1.18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1" calcext:value-type="float">
            <text:p>1.0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79" calcext:value-type="float">
            <text:p>0.97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94" calcext:value-type="float">
            <text:p>1.19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7" calcext:value-type="float">
            <text:p>1.1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8" calcext:value-type="float">
            <text:p>0.9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95" calcext:value-type="float">
            <text:p>0.99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87" calcext:value-type="float">
            <text:p>1.18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82" calcext:value-type="float">
            <text:p>1.18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65" calcext:value-type="float">
            <text:p>0.96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52" calcext:value-type="float">
            <text:p>0.95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46" calcext:value-type="float">
            <text:p>1.14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64" calcext:value-type="float">
            <text:p>1.16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88" calcext:value-type="float">
            <text:p>0.98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68" calcext:value-type="float">
            <text:p>0.96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71" calcext:value-type="float">
            <text:p>1.17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51" calcext:value-type="float">
            <text:p>1.15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73" calcext:value-type="float">
            <text:p>0.97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63" calcext:value-type="float">
            <text:p>1.06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23" calcext:value-type="float">
            <text:p>1.2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257" calcext:value-type="float">
            <text:p>1.25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47" calcext:value-type="float">
            <text:p>0.94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42" calcext:value-type="float">
            <text:p>0.94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31" calcext:value-type="float">
            <text:p>1.13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65" calcext:value-type="float">
            <text:p>1.16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7" calcext:value-type="float">
            <text:p>0.9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62" calcext:value-type="float">
            <text:p>0.96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82" calcext:value-type="float">
            <text:p>1.18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44" calcext:value-type="float">
            <text:p>1.14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76" calcext:value-type="float">
            <text:p>0.97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99" calcext:value-type="float">
            <text:p>0.99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92" calcext:value-type="float">
            <text:p>1.19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88" calcext:value-type="float">
            <text:p>1.18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61" calcext:value-type="float">
            <text:p>0.96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45" calcext:value-type="float">
            <text:p>0.94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212" calcext:value-type="float">
            <text:p>1.21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98" calcext:value-type="float">
            <text:p>1.19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67" calcext:value-type="float">
            <text:p>0.96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68" calcext:value-type="float">
            <text:p>0.96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5" calcext:value-type="float">
            <text:p>1.1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43" calcext:value-type="float">
            <text:p>1.14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92" calcext:value-type="float">
            <text:p>0.99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89" calcext:value-type="float">
            <text:p>0.98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72" calcext:value-type="float">
            <text:p>1.17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76" calcext:value-type="float">
            <text:p>1.17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85" calcext:value-type="float">
            <text:p>0.98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52" calcext:value-type="float">
            <text:p>0.95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98" calcext:value-type="float">
            <text:p>1.19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55" calcext:value-type="float">
            <text:p>1.15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74" calcext:value-type="float">
            <text:p>0.97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7" calcext:value-type="float">
            <text:p>0.9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65" calcext:value-type="float">
            <text:p>1.16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38" calcext:value-type="float">
            <text:p>1.13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99" calcext:value-type="float">
            <text:p>0.99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1" calcext:value-type="float">
            <text:p>1.0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85" calcext:value-type="float">
            <text:p>1.18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88" calcext:value-type="float">
            <text:p>1.18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6" calcext:value-type="float">
            <text:p>0.9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34" calcext:value-type="float">
            <text:p>1.13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77" calcext:value-type="float">
            <text:p>0.97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87" calcext:value-type="float">
            <text:p>0.98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49" calcext:value-type="float">
            <text:p>1.14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59" calcext:value-type="float">
            <text:p>1.15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95" calcext:value-type="float">
            <text:p>0.99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96" calcext:value-type="float">
            <text:p>0.99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64" calcext:value-type="float">
            <text:p>1.16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69" calcext:value-type="float">
            <text:p>1.16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52" calcext:value-type="float">
            <text:p>0.95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67" calcext:value-type="float">
            <text:p>0.96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92" calcext:value-type="float">
            <text:p>1.19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206" calcext:value-type="float">
            <text:p>1.20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76" calcext:value-type="float">
            <text:p>0.97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77" calcext:value-type="float">
            <text:p>0.97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42" calcext:value-type="float">
            <text:p>1.14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57" calcext:value-type="float">
            <text:p>1.15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4" calcext:value-type="float">
            <text:p>1.0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47" calcext:value-type="float">
            <text:p>1.04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213" calcext:value-type="float">
            <text:p>1.21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221" calcext:value-type="float">
            <text:p>1.22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58" calcext:value-type="float">
            <text:p>0.95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56" calcext:value-type="float">
            <text:p>0.95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63" calcext:value-type="float">
            <text:p>1.16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64" calcext:value-type="float">
            <text:p>1.16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63" calcext:value-type="float">
            <text:p>0.96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97" calcext:value-type="float">
            <text:p>0.99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233" calcext:value-type="float">
            <text:p>1.23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214" calcext:value-type="float">
            <text:p>1.21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76" calcext:value-type="float">
            <text:p>0.97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92" calcext:value-type="float">
            <text:p>0.99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57" calcext:value-type="float">
            <text:p>1.15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67" calcext:value-type="float">
            <text:p>1.16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94" calcext:value-type="float">
            <text:p>0.99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16" calcext:value-type="float">
            <text:p>1.01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65" calcext:value-type="float">
            <text:p>1.16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87" calcext:value-type="float">
            <text:p>1.18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47" calcext:value-type="float">
            <text:p>0.94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64" calcext:value-type="float">
            <text:p>0.96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5" calcext:value-type="float">
            <text:p>1.1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67" calcext:value-type="float">
            <text:p>1.16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71" calcext:value-type="float">
            <text:p>0.97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89" calcext:value-type="float">
            <text:p>0.98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49" calcext:value-type="float">
            <text:p>1.14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62" calcext:value-type="float">
            <text:p>1.16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1" calcext:value-type="float">
            <text:p>1.0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94" calcext:value-type="float">
            <text:p>0.99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84" calcext:value-type="float">
            <text:p>1.18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72" calcext:value-type="float">
            <text:p>1.17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67" calcext:value-type="float">
            <text:p>0.96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67" calcext:value-type="float">
            <text:p>0.96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71" calcext:value-type="float">
            <text:p>1.17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71" calcext:value-type="float">
            <text:p>1.17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58" calcext:value-type="float">
            <text:p>0.95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79" calcext:value-type="float">
            <text:p>0.97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34" calcext:value-type="float">
            <text:p>1.13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96" calcext:value-type="float">
            <text:p>1.19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27" calcext:value-type="float">
            <text:p>1.02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57" calcext:value-type="float">
            <text:p>0.95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217" calcext:value-type="float">
            <text:p>1.21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44" calcext:value-type="float">
            <text:p>1.14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92" calcext:value-type="float">
            <text:p>0.99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78" calcext:value-type="float">
            <text:p>0.97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2" calcext:value-type="float">
            <text:p>1.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81" calcext:value-type="float">
            <text:p>1.18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8" calcext:value-type="float">
            <text:p>0.9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89" calcext:value-type="float">
            <text:p>0.98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86" calcext:value-type="float">
            <text:p>1.18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98" calcext:value-type="float">
            <text:p>1.19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88" calcext:value-type="float">
            <text:p>0.98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63" calcext:value-type="float">
            <text:p>0.96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58" calcext:value-type="float">
            <text:p>1.15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34" calcext:value-type="float">
            <text:p>1.13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86" calcext:value-type="float">
            <text:p>0.98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02" calcext:value-type="float">
            <text:p>1.00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58" calcext:value-type="float">
            <text:p>1.15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7" calcext:value-type="float">
            <text:p>1.1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78" calcext:value-type="float">
            <text:p>0.97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03" calcext:value-type="float">
            <text:p>1.00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78" calcext:value-type="float">
            <text:p>1.17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201" calcext:value-type="float">
            <text:p>1.20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67" calcext:value-type="float">
            <text:p>0.96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58" calcext:value-type="float">
            <text:p>0.95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34" calcext:value-type="float">
            <text:p>1.13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51" calcext:value-type="float">
            <text:p>1.15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09" calcext:value-type="float">
            <text:p>1.00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98" calcext:value-type="float">
            <text:p>0.99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84" calcext:value-type="float">
            <text:p>1.18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7" calcext:value-type="float">
            <text:p>1.1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63" calcext:value-type="float">
            <text:p>0.96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62" calcext:value-type="float">
            <text:p>0.96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62" calcext:value-type="float">
            <text:p>1.16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65" calcext:value-type="float">
            <text:p>1.16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91" calcext:value-type="float">
            <text:p>0.99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1.01" calcext:value-type="float">
            <text:p>1.0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68" calcext:value-type="float">
            <text:p>1.16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89" calcext:value-type="float">
            <text:p>1.18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for process caching process euler scheme </text:p>
          </table:table-cell>
          <table:table-cell office:value-type="float" office:value="0.965" calcext:value-type="float">
            <text:p>0.96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lculation time of product values </text:p>
          </table:table-cell>
          <table:table-cell office:value-type="float" office:value="1.141" calcext:value-type="float">
            <text:p>1.141</text:p>
          </table:table-cell>
          <table:table-cell table:number-columns-repeated="6"/>
        </table:table-row>
        <table:table-row table:style-name="ro1" table:number-rows-repeated="1047985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/00/0000</text:date>, <text:time style:data-style-name="N2" text:time-value="16:08:49.0505062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5:57:58.737299430</meta:creation-date>
    <dc:date>2017-10-18T16:36:16.615804273</dc:date>
    <meta:editing-duration>PT20M24S</meta:editing-duration>
    <meta:editing-cycles>5</meta:editing-cycles>
    <meta:generator>LibreOffice/4.3.3.2$Linux_X86_64 LibreOffice_project/430m0$Build-2</meta:generator>
    <meta:document-statistic meta:table-count="1" meta:cell-count="1335" meta:object-count="0"/>
  </office:meta>
</office:document-meta>
</file>